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Menlo" svg:font-family="Menlo, Monaco, 'Courier New', Courier, monospace"/>
    <style:font-face style:name="Roboto Mono" svg:font-family="'Roboto Mono', monospace"/>
    <style:font-face style:name="SFMono-Regular" svg:font-family="SFMono-Regular, Consolas, 'Liberation Mono', Menlo, Courier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98e5b" officeooo:paragraph-rsid="00198e5b"/>
    </style:style>
    <style:style style:name="P2" style:family="paragraph" style:parent-style-name="Standard">
      <style:text-properties officeooo:rsid="0019941f" officeooo:paragraph-rsid="0019941f"/>
    </style:style>
    <style:style style:name="P3" style:family="paragraph" style:parent-style-name="Standard">
      <style:text-properties officeooo:rsid="001b40ff" officeooo:paragraph-rsid="001b40ff"/>
    </style:style>
    <style:style style:name="P4" style:family="paragraph" style:parent-style-name="Standard">
      <style:text-properties officeooo:rsid="001cce2f" officeooo:paragraph-rsid="001cce2f"/>
    </style:style>
    <style:style style:name="P5" style:family="paragraph" style:parent-style-name="Standard">
      <style:text-properties officeooo:paragraph-rsid="001cce2f"/>
    </style:style>
    <style:style style:name="P6" style:family="paragraph" style:parent-style-name="Standard">
      <style:text-properties officeooo:rsid="001eb3d0" officeooo:paragraph-rsid="001eb3d0"/>
    </style:style>
    <style:style style:name="P7" style:family="paragraph" style:parent-style-name="Standard">
      <style:text-properties fo:font-style="normal" fo:font-weight="bold" officeooo:rsid="0019941f" officeooo:paragraph-rsid="0019941f" style:font-style-asian="normal" style:font-weight-asian="bold" style:font-style-complex="normal" style:font-weight-complex="bold"/>
    </style:style>
    <style:style style:name="T1" style:family="text">
      <style:text-properties fo:font-variant="normal" fo:text-transform="none" style:font-name="Menlo" fo:font-size="8.44999980926514pt" fo:letter-spacing="normal" fo:font-style="normal" fo:font-weight="normal"/>
    </style:style>
    <style:style style:name="T2" style:family="text">
      <style:text-properties officeooo:rsid="001cce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udo yum install vim</text:p>
      <text:p text:style-name="P3"/>
      <text:p text:style-name="P7">scp ~/Downloads/cudnn-8.0-linux-x64-v5.1.tgz 129.114.108.2:/home/cc/</text:p>
      <text:p text:style-name="P3">tar xvzf cudnn-8.0-linux-x64-v5.1.tgz</text:p>
      <text:p text:style-name="P3">sudo cp cuda/include/cudnn.h /usr/local/cuda/include</text:p>
      <text:p text:style-name="P3">sudo cp cuda/lib64/libcudnn* /usr/local/cuda/lib64</text:p>
      <text:p text:style-name="P3">sudo chmod a+r /usr/local/cuda/include/cudnn.h /usr/local/cuda/lib64/libcudnn*</text:p>
      <text:p text:style-name="P5"><text:span text:style-name="T2">echo 'export LD_LIBRARY_PATH=</text:span><text:bookmark text:name="1e55"/><text:span text:style-name="T1">"</text:span><text:span text:style-name="T2">$LD_LIBRARY_PATH:/usr/local/cuda/lib64:/usr/local/cuda/extras/CUPTI/lib64"' &gt;&gt; ~/.bashrc</text:span></text:p>
      <text:p text:style-name="P4">echo 'export CUDA_HOME=/usr/local/cuda' &gt;&gt; ~/.bashrc</text:p>
      <text:p text:style-name="P4">source ~/.bashrc</text:p>
      <text:p text:style-name="P3"/>
      <text:p text:style-name="P2">git clone http:...</text:p>
      <text:p text:style-name="P3">cd research</text:p>
      <text:p text:style-name="P3">mkdir dataset</text:p>
      <text:p text:style-name="P1"/>
      <text:p text:style-name="P6">rsync -avz </text:p>
      <text:p text:style-name="P1"/>
      <text:p text:style-name="P1">sudo yum -y install gcc gcc-c++ python-pip python-devel atlas atlas-devel gcc-gfortran openssl-devel libffi-devel</text:p>
      <text:p text:style-name="P4">sudo yum -y install python-dev build-essential python-numpy python-scipy python-matplotlib</text:p>
      <text:p text:style-name="P1">sudo pip install --upgrade pip</text:p>
      <text:p text:style-name="P1">sudo pip install --upgrade numpy scipy wheel cryptography</text:p>
      <text:p text:style-name="P2"/>
      <text:p text:style-name="P2">export TF_BINARY_URL=https://storage.googleapis.com/tensorflow/linux/gpu/tensorflow_gpu-0.12.1-cp27-none-linux_x86_64.whl </text:p>
      <text:p text:style-name="P2">sudo pip install --upgrade $TF_BINARY_UR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Menlo" svg:font-family="Menlo, Monaco, 'Courier New', Courier, monospace"/>
    <style:font-face style:name="Roboto Mono" svg:font-family="'Roboto Mono', monospace"/>
    <style:font-face style:name="SFMono-Regular" svg:font-family="SFMono-Regular, Consolas, 'Liberation Mono', Menlo, Courier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14:04:24.584324000</meta:creation-date>
    <dc:date>2017-03-30T15:44:51.607378000</dc:date>
    <meta:editing-duration>PT49M20S</meta:editing-duration>
    <meta:editing-cycles>1</meta:editing-cycles>
    <meta:document-statistic meta:table-count="0" meta:image-count="0" meta:object-count="0" meta:page-count="1" meta:paragraph-count="19" meta:word-count="89" meta:character-count="997" meta:non-whitespace-character-count="928"/>
    <meta:generator>LibreOffice/5.2.3.3$MacOSX_X86_64 LibreOffice_project/d54a8868f08a7b39642414cf2c8ef2f228f780cf</meta:generator>
  </office:meta>
</office:document-meta>
</file>